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.45pt"/>
    </style:style>
    <style:style style:name="co2" style:family="table-column">
      <style:table-column-properties fo:break-before="auto" style:column-width="92.75pt"/>
    </style:style>
    <style:style style:name="co3" style:family="table-column">
      <style:table-column-properties fo:break-before="auto" style:column-width="44.5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3.1pt"/>
    </style:style>
    <style:style style:name="co6" style:family="table-column">
      <style:table-column-properties fo:break-before="auto" style:column-width="120.56pt"/>
    </style:style>
    <style:style style:name="co7" style:family="table-column">
      <style:table-column-properties fo:break-before="auto" style:column-width="61.26pt"/>
    </style:style>
    <style:style style:name="co8" style:family="table-column">
      <style:table-column-properties fo:break-before="auto" style:column-width="74.81pt"/>
    </style:style>
    <style:style style:name="co9" style:family="table-column">
      <style:table-column-properties fo:break-before="auto" style:column-width="129.8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58.76pt"/>
    </style:style>
    <style:style style:name="co12" style:family="table-column">
      <style:table-column-properties fo:break-before="auto" style:column-width="39pt"/>
    </style:style>
    <style:style style:name="co13" style:family="table-column">
      <style:table-column-properties fo:break-before="auto" style:column-width="82.86pt"/>
    </style:style>
    <style:style style:name="co14" style:family="table-column">
      <style:table-column-properties fo:break-before="auto" style:column-width="22.9pt"/>
    </style:style>
    <style:style style:name="co15" style:family="table-column">
      <style:table-column-properties fo:break-before="auto" style:column-width="20.44pt"/>
    </style:style>
    <style:style style:name="co16" style:family="table-column">
      <style:table-column-properties fo:break-before="auto" style:column-width="21.06pt"/>
    </style:style>
    <style:style style:name="co17" style:family="table-column">
      <style:table-column-properties fo:break-before="auto" style:column-width="27.84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PLLParameters_lar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or N&gt;3 oscillators in a 1D ring topolog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  <table:table-cell office:value-type="string" calcext:value-type="string">
            <text:p>coupling function</text:p>
          </table:table-cell>
          <table:table-cell office:value-type="string" calcext:value-type="string">
            <text:p>Nx 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plingfct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333333" calcext:value-type="float">
            <text:p>1.0833333333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0004" calcext:value-type="float">
            <text:p>10004</text:p>
          </table:table-cell>
          <table:table-cell office:value-type="float" office:value="-0.0226296858" calcext:value-type="float">
            <text:p>-0.02262968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8571429" calcext:value-type="float">
            <text:p>1.142857142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0005" calcext:value-type="float">
            <text:p>10005</text:p>
          </table:table-cell>
          <table:table-cell office:value-type="float" office:value="-0.0390979998" calcext:value-type="float">
            <text:p>-0.03909799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5" calcext:value-type="float">
            <text:p>1.187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10006" calcext:value-type="float">
            <text:p>10006</text:p>
          </table:table-cell>
          <table:table-cell office:value-type="float" office:value="-0.0515657181" calcext:value-type="float">
            <text:p>-0.05156571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10007" calcext:value-type="float">
            <text:p>10007</text:p>
          </table:table-cell>
          <table:table-cell office:value-type="float" office:value="-0.0613082139" calcext:value-type="float">
            <text:p>-0.06130821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10008" calcext:value-type="float">
            <text:p>10008</text:p>
          </table:table-cell>
          <table:table-cell office:value-type="float" office:value="-0.0691188677" calcext:value-type="float">
            <text:p>-0.06911886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727272727" calcext:value-type="float">
            <text:p>1.2727272727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10009" calcext:value-type="float">
            <text:p>10009</text:p>
          </table:table-cell>
          <table:table-cell office:value-type="float" office:value="-0.0755140266" calcext:value-type="float">
            <text:p>-0.07551402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916666667" calcext:value-type="float">
            <text:p>1.2916666667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10010" calcext:value-type="float">
            <text:p>10010</text:p>
          </table:table-cell>
          <table:table-cell office:value-type="float" office:value="-0.0808429001" calcext:value-type="float">
            <text:p>-0.0808429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076923077" calcext:value-type="float">
            <text:p>1.3076923077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0011" calcext:value-type="float">
            <text:p>10011</text:p>
          </table:table-cell>
          <table:table-cell office:value-type="float" office:value="-0.0853495163" calcext:value-type="float">
            <text:p>-0.08534951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214285714" calcext:value-type="float">
            <text:p>1.3214285714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0012" calcext:value-type="float">
            <text:p>10012</text:p>
          </table:table-cell>
          <table:table-cell office:value-type="float" office:value="-0.0892092493" calcext:value-type="float">
            <text:p>-0.08920924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0013" calcext:value-type="float">
            <text:p>10013</text:p>
          </table:table-cell>
          <table:table-cell office:value-type="float" office:value="-0.0583493152" calcext:value-type="float">
            <text:p>-0.05834931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333333333" calcext:value-type="float">
            <text:p>1.3333333333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0014" calcext:value-type="float">
            <text:p>10014</text:p>
          </table:table-cell>
          <table:table-cell office:value-type="float" office:value="-0.0583493152" calcext:value-type="float">
            <text:p>-0.05834931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0" calcext:value-type="float">
            <text:p>0</text:p>
          </table:table-cell>
          <table:table-cell office:value-type="float" office:value="8971" calcext:value-type="float">
            <text:p>8971</text:p>
          </table:table-cell>
          <table:table-cell office:value-type="float" office:value="10015" calcext:value-type="float">
            <text:p>10015</text:p>
          </table:table-cell>
          <table:table-cell office:value-type="float" office:value="-0.0027866663" calcext:value-type="float">
            <text:p>-0.002786666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10016" calcext:value-type="float">
            <text:p>10016</text:p>
          </table:table-cell>
          <table:table-cell office:value-type="float" office:value="-0.0242985227" calcext:value-type="float">
            <text:p>-0.02429852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10017" calcext:value-type="float">
            <text:p>10017</text:p>
          </table:table-cell>
          <table:table-cell office:value-type="float" office:value="-0.0700564735" calcext:value-type="float">
            <text:p>-0.0700564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0018" calcext:value-type="float">
            <text:p>10018</text:p>
          </table:table-cell>
          <table:table-cell office:value-type="float" office:value="-0.0695145147" calcext:value-type="float">
            <text:p>-0.06951451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10019" calcext:value-type="float">
            <text:p>10019</text:p>
          </table:table-cell>
          <table:table-cell office:value-type="float" office:value="-0.0692873258" calcext:value-type="float">
            <text:p>-0.0692873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10020" calcext:value-type="float">
            <text:p>10020</text:p>
          </table:table-cell>
          <table:table-cell office:value-type="float" office:value="-0.0691623849" calcext:value-type="float">
            <text:p>-0.06916238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10021" calcext:value-type="float">
            <text:p>10021</text:p>
          </table:table-cell>
          <table:table-cell office:value-type="float" office:value="-0.069083344" calcext:value-type="float">
            <text:p>-0.0690833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10022" calcext:value-type="float">
            <text:p>10022</text:p>
          </table:table-cell>
          <table:table-cell office:value-type="float" office:value="-0.0690288341" calcext:value-type="float">
            <text:p>-0.06902883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10023" calcext:value-type="float">
            <text:p>10023</text:p>
          </table:table-cell>
          <table:table-cell office:value-type="float" office:value="-0.0689889691" calcext:value-type="float">
            <text:p>-0.06898896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0024" calcext:value-type="float">
            <text:p>10024</text:p>
          </table:table-cell>
          <table:table-cell office:value-type="float" office:value="-0.068958546" calcext:value-type="float">
            <text:p>-0.0689585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0025" calcext:value-type="float">
            <text:p>10025</text:p>
          </table:table-cell>
          <table:table-cell office:value-type="float" office:value="-0.0689345655" calcext:value-type="float">
            <text:p>-0.06893456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.4705882353" calcext:value-type="float">
            <text:p>1.4705882353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0026" calcext:value-type="float">
            <text:p>10026</text:p>
          </table:table-cell>
          <table:table-cell office:value-type="float" office:value="-0.0812186817" calcext:value-type="float">
            <text:p>-0.08121868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3888888889" calcext:value-type="float">
            <text:p>1.388888888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0027" calcext:value-type="float">
            <text:p>10027</text:p>
          </table:table-cell>
          <table:table-cell office:value-type="float" office:value="-0.0767423822" calcext:value-type="float">
            <text:p>-0.07674238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3157894737" calcext:value-type="float">
            <text:p>1.3157894737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0028" calcext:value-type="float">
            <text:p>10028</text:p>
          </table:table-cell>
          <table:table-cell office:value-type="float" office:value="-0.0727320951" calcext:value-type="float">
            <text:p>-0.07273209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10029" calcext:value-type="float">
            <text:p>10029</text:p>
          </table:table-cell>
          <table:table-cell office:value-type="float" office:value="-0.0691188677" calcext:value-type="float">
            <text:p>-0.06911886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0030" calcext:value-type="float">
            <text:p>10030</text:p>
          </table:table-cell>
          <table:table-cell office:value-type="float" office:value="-0.0658466735" calcext:value-type="float">
            <text:p>-0.06584667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10031" calcext:value-type="float">
            <text:p>10031</text:p>
          </table:table-cell>
          <table:table-cell office:value-type="float" office:value="-0.0628695266" calcext:value-type="float">
            <text:p>-0.06286952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10032" calcext:value-type="float">
            <text:p>10032</text:p>
          </table:table-cell>
          <table:table-cell office:value-type="float" office:value="-0.0601493342" calcext:value-type="float">
            <text:p>-0.06014933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033" calcext:value-type="float">
            <text:p>10033</text:p>
          </table:table-cell>
          <table:table-cell office:value-type="float" office:value="-0.0576542764" calcext:value-type="float">
            <text:p>-0.05765427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10034" calcext:value-type="float">
            <text:p>10034</text:p>
          </table:table-cell>
          <table:table-cell office:value-type="float" office:value="-0.0553575686" calcext:value-type="float">
            <text:p>-0.05535756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10035" calcext:value-type="float">
            <text:p>10035</text:p>
          </table:table-cell>
          <table:table-cell office:value-type="float" office:value="-0.0532365052" calcext:value-type="float">
            <text:p>-0.05323650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10036" calcext:value-type="float">
            <text:p>10036</text:p>
          </table:table-cell>
          <table:table-cell office:value-type="float" office:value="-0.0512717131" calcext:value-type="float">
            <text:p>-0.05127171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0037" calcext:value-type="float">
            <text:p>10037</text:p>
          </table:table-cell>
          <table:table-cell office:value-type="float" office:value="-0.0494465625" calcext:value-type="float">
            <text:p>-0.04944656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10038" calcext:value-type="float">
            <text:p>10038</text:p>
          </table:table-cell>
          <table:table-cell office:value-type="float" office:value="-0.0477466991" calcext:value-type="float">
            <text:p>-0.04774669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0039" calcext:value-type="float">
            <text:p>10039</text:p>
          </table:table-cell>
          <table:table-cell office:value-type="float" office:value="-0.0461596681" calcext:value-type="float">
            <text:p>-0.04615966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0040" calcext:value-type="float">
            <text:p>10040</text:p>
          </table:table-cell>
          <table:table-cell office:value-type="float" office:value="-0.0446746103" calcext:value-type="float">
            <text:p>-0.04467461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.4516129032" calcext:value-type="float">
            <text:p>1.4516129032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0041" calcext:value-type="float">
            <text:p>10041</text:p>
          </table:table-cell>
          <table:table-cell office:value-type="float" office:value="-0.0446746103" calcext:value-type="float">
            <text:p>-0.04467461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10042" calcext:value-type="float">
            <text:p>10042</text:p>
          </table:table-cell>
          <table:table-cell office:value-type="float" office:value="-0.0432820152" calcext:value-type="float">
            <text:p>-0.04328201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10043" calcext:value-type="float">
            <text:p>10043</text:p>
          </table:table-cell>
          <table:table-cell office:value-type="float" office:value="-0.0432820152" calcext:value-type="float">
            <text:p>-0.04328201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10044" calcext:value-type="float">
            <text:p>10044</text:p>
          </table:table-cell>
          <table:table-cell office:value-type="float" office:value="-0.0419735179" calcext:value-type="float">
            <text:p>-0.04197351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3636363636" calcext:value-type="float">
            <text:p>1.3636363636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10045" calcext:value-type="float">
            <text:p>10045</text:p>
          </table:table-cell>
          <table:table-cell office:value-type="float" office:value="-0.0419735179" calcext:value-type="float">
            <text:p>-0.04197351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352941176" calcext:value-type="float">
            <text:p>0.7352941176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0046" calcext:value-type="float">
            <text:p>10046</text:p>
          </table:table-cell>
          <table:table-cell office:value-type="float" office:value="-0.0407417317" calcext:value-type="float">
            <text:p>-0.04074173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3235294118" calcext:value-type="float">
            <text:p>1.3235294118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0047" calcext:value-type="float">
            <text:p>10047</text:p>
          </table:table-cell>
          <table:table-cell office:value-type="float" office:value="-0.0407417317" calcext:value-type="float">
            <text:p>-0.04074173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142857143" calcext:value-type="float">
            <text:p>0.7142857143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10048" calcext:value-type="float">
            <text:p>10048</text:p>
          </table:table-cell>
          <table:table-cell office:value-type="float" office:value="-0.0395801099" calcext:value-type="float">
            <text:p>-0.03958010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857142857" calcext:value-type="float">
            <text:p>1.2857142857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10049" calcext:value-type="float">
            <text:p>10049</text:p>
          </table:table-cell>
          <table:table-cell office:value-type="float" office:value="-0.0395801099" calcext:value-type="float">
            <text:p>-0.03958010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6944444444" calcext:value-type="float">
            <text:p>0.6944444444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50" calcext:value-type="float">
            <text:p>10050</text:p>
          </table:table-cell>
          <table:table-cell office:value-type="float" office:value="-0.038482829" calcext:value-type="float">
            <text:p>-0.0384828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51" calcext:value-type="float">
            <text:p>10051</text:p>
          </table:table-cell>
          <table:table-cell office:value-type="float" office:value="-0.038482829" calcext:value-type="float">
            <text:p>-0.0384828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333333" calcext:value-type="float">
            <text:p>1.0833333333</text:p>
          </table:table-cell>
          <table:table-cell office:value-type="float" office:value="0" calcext:value-type="float">
            <text:p>0</text:p>
          </table:table-cell>
          <table:table-cell office:value-type="float" office:value="3854" calcext:value-type="float">
            <text:p>3854</text:p>
          </table:table-cell>
          <table:table-cell office:value-type="float" office:value="10053" calcext:value-type="float">
            <text:p>10053</text:p>
          </table:table-cell>
          <table:table-cell office:value-type="float" office:value="-0.0064867976" calcext:value-type="float">
            <text:p>-0.006486797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8571429" calcext:value-type="float">
            <text:p>1.1428571429</text:p>
          </table:table-cell>
          <table:table-cell office:value-type="float" office:value="0" calcext:value-type="float">
            <text:p>0</text:p>
          </table:table-cell>
          <table:table-cell office:value-type="float" office:value="2243" calcext:value-type="float">
            <text:p>2243</text:p>
          </table:table-cell>
          <table:table-cell office:value-type="float" office:value="10054" calcext:value-type="float">
            <text:p>10054</text:p>
          </table:table-cell>
          <table:table-cell office:value-type="float" office:value="-0.0111448118" calcext:value-type="float">
            <text:p>-0.01114481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5" calcext:value-type="float">
            <text:p>1.1875</text:p>
          </table:table-cell>
          <table:table-cell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 office:value-type="float" office:value="10055" calcext:value-type="float">
            <text:p>10055</text:p>
          </table:table-cell>
          <table:table-cell office:value-type="float" office:value="-0.0146475056" calcext:value-type="float">
            <text:p>-0.014647505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10056" calcext:value-type="float">
            <text:p>10056</text:p>
          </table:table-cell>
          <table:table-cell office:value-type="float" office:value="-0.017375354" calcext:value-type="float">
            <text:p>-0.0173753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10057" calcext:value-type="float">
            <text:p>10057</text:p>
          </table:table-cell>
          <table:table-cell office:value-type="float" office:value="-0.0195589186" calcext:value-type="float">
            <text:p>-0.019558918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727272727" calcext:value-type="float">
            <text:p>1.2727272727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0058" calcext:value-type="float">
            <text:p>10058</text:p>
          </table:table-cell>
          <table:table-cell office:value-type="float" office:value="-0.0213458257" calcext:value-type="float">
            <text:p>-0.02134582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916666667" calcext:value-type="float">
            <text:p>1.2916666667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10059" calcext:value-type="float">
            <text:p>10059</text:p>
          </table:table-cell>
          <table:table-cell office:value-type="float" office:value="-0.0228348802" calcext:value-type="float">
            <text:p>-0.02283488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076923077" calcext:value-type="float">
            <text:p>1.3076923077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10060" calcext:value-type="float">
            <text:p>10060</text:p>
          </table:table-cell>
          <table:table-cell office:value-type="float" office:value="-0.0240946603" calcext:value-type="float">
            <text:p>-0.024094660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214285714" calcext:value-type="float">
            <text:p>1.3214285714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10061" calcext:value-type="float">
            <text:p>10061</text:p>
          </table:table-cell>
          <table:table-cell office:value-type="float" office:value="-0.0251742329" calcext:value-type="float">
            <text:p>-0.02517423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10062" calcext:value-type="float">
            <text:p>10062</text:p>
          </table:table-cell>
          <table:table-cell office:value-type="float" office:value="-0.0261096195" calcext:value-type="float">
            <text:p>-0.02610961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333333333" calcext:value-type="float">
            <text:p>1.3333333333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10063" calcext:value-type="float">
            <text:p>10063</text:p>
          </table:table-cell>
          <table:table-cell office:value-type="float" office:value="-0.0261096195" calcext:value-type="float">
            <text:p>-0.02610961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0" calcext:value-type="float">
            <text:p>0</text:p>
          </table:table-cell>
          <table:table-cell office:value-type="float" office:value="8971" calcext:value-type="float">
            <text:p>8971</text:p>
          </table:table-cell>
          <table:table-cell office:value-type="float" office:value="10064" calcext:value-type="float">
            <text:p>10064</text:p>
          </table:table-cell>
          <table:table-cell office:value-type="float" office:value="-0.0027866663" calcext:value-type="float">
            <text:p>-0.002786666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10065" calcext:value-type="float">
            <text:p>10065</text:p>
          </table:table-cell>
          <table:table-cell office:value-type="float" office:value="-0.0198431899" calcext:value-type="float">
            <text:p>-0.01984318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10066" calcext:value-type="float">
            <text:p>10066</text:p>
          </table:table-cell>
          <table:table-cell office:value-type="float" office:value="-0.0196310519" calcext:value-type="float">
            <text:p>-0.01963105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10067" calcext:value-type="float">
            <text:p>10067</text:p>
          </table:table-cell>
          <table:table-cell office:value-type="float" office:value="-0.0195897028" calcext:value-type="float">
            <text:p>-0.01958970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 office:value-type="float" office:value="10068" calcext:value-type="float">
            <text:p>10068</text:p>
          </table:table-cell>
          <table:table-cell office:value-type="float" office:value="-0.0195720881" calcext:value-type="float">
            <text:p>-0.01957208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10069" calcext:value-type="float">
            <text:p>10069</text:p>
          </table:table-cell>
          <table:table-cell office:value-type="float" office:value="-0.0195623295" calcext:value-type="float">
            <text:p>-0.01956232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10070" calcext:value-type="float">
            <text:p>10070</text:p>
          </table:table-cell>
          <table:table-cell office:value-type="float" office:value="-0.0195561296" calcext:value-type="float">
            <text:p>-0.019556129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10071" calcext:value-type="float">
            <text:p>10071</text:p>
          </table:table-cell>
          <table:table-cell office:value-type="float" office:value="-0.019551842" calcext:value-type="float">
            <text:p>-0.0195518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10072" calcext:value-type="float">
            <text:p>10072</text:p>
          </table:table-cell>
          <table:table-cell office:value-type="float" office:value="-0.0195487001" calcext:value-type="float">
            <text:p>-0.01954870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10073" calcext:value-type="float">
            <text:p>10073</text:p>
          </table:table-cell>
          <table:table-cell office:value-type="float" office:value="-0.0195462988" calcext:value-type="float">
            <text:p>-0.01954629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10074" calcext:value-type="float">
            <text:p>10074</text:p>
          </table:table-cell>
          <table:table-cell office:value-type="float" office:value="-0.0195444039" calcext:value-type="float">
            <text:p>-0.01954440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.4705882353" calcext:value-type="float">
            <text:p>1.4705882353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10075" calcext:value-type="float">
            <text:p>10075</text:p>
          </table:table-cell>
          <table:table-cell office:value-type="float" office:value="-0.0230026498" calcext:value-type="float">
            <text:p>-0.023002649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3888888889" calcext:value-type="float">
            <text:p>1.3888888889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10076" calcext:value-type="float">
            <text:p>10076</text:p>
          </table:table-cell>
          <table:table-cell office:value-type="float" office:value="-0.0217276072" calcext:value-type="float">
            <text:p>-0.02172760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3157894737" calcext:value-type="float">
            <text:p>1.3157894737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10077" calcext:value-type="float">
            <text:p>10077</text:p>
          </table:table-cell>
          <table:table-cell office:value-type="float" office:value="-0.0205863608" calcext:value-type="float">
            <text:p>-0.02058636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10078" calcext:value-type="float">
            <text:p>10078</text:p>
          </table:table-cell>
          <table:table-cell office:value-type="float" office:value="-0.0195589186" calcext:value-type="float">
            <text:p>-0.019558918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 office:value-type="float" office:value="10079" calcext:value-type="float">
            <text:p>10079</text:p>
          </table:table-cell>
          <table:table-cell office:value-type="float" office:value="-0.0186290794" calcext:value-type="float">
            <text:p>-0.018629079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office:value-type="float" office:value="10080" calcext:value-type="float">
            <text:p>10080</text:p>
          </table:table-cell>
          <table:table-cell office:value-type="float" office:value="-0.0177835758" calcext:value-type="float">
            <text:p>-0.01778357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10081" calcext:value-type="float">
            <text:p>10081</text:p>
          </table:table-cell>
          <table:table-cell office:value-type="float" office:value="-0.0170114391" calcext:value-type="float">
            <text:p>-0.017011439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 office:value-type="float" office:value="10082" calcext:value-type="float">
            <text:p>10082</text:p>
          </table:table-cell>
          <table:table-cell office:value-type="float" office:value="-0.0163035228" calcext:value-type="float">
            <text:p>-0.01630352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 office:value-type="float" office:value="10083" calcext:value-type="float">
            <text:p>10083</text:p>
          </table:table-cell>
          <table:table-cell office:value-type="float" office:value="-0.015652139" calcext:value-type="float">
            <text:p>-0.01565213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 office:value-type="float" office:value="10084" calcext:value-type="float">
            <text:p>10084</text:p>
          </table:table-cell>
          <table:table-cell office:value-type="float" office:value="-0.0150507794" calcext:value-type="float">
            <text:p>-0.015050779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10085" calcext:value-type="float">
            <text:p>10085</text:p>
          </table:table-cell>
          <table:table-cell office:value-type="float" office:value="-0.0144938972" calcext:value-type="float">
            <text:p>-0.014493897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 office:value-type="float" office:value="10086" calcext:value-type="float">
            <text:p>10086</text:p>
          </table:table-cell>
          <table:table-cell office:value-type="float" office:value="-0.0139767361" calcext:value-type="float">
            <text:p>-0.013976736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office:value-type="float" office:value="10087" calcext:value-type="float">
            <text:p>10087</text:p>
          </table:table-cell>
          <table:table-cell office:value-type="float" office:value="-0.0134951945" calcext:value-type="float">
            <text:p>-0.013495194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office:value-type="float" office:value="10088" calcext:value-type="float">
            <text:p>10088</text:p>
          </table:table-cell>
          <table:table-cell office:value-type="float" office:value="-0.0130457162" calcext:value-type="float">
            <text:p>-0.013045716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10089" calcext:value-type="float">
            <text:p>10089</text:p>
          </table:table-cell>
          <table:table-cell office:value-type="float" office:value="-0.0126252032" calcext:value-type="float">
            <text:p>-0.012625203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.4516129032" calcext:value-type="float">
            <text:p>1.4516129032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10090" calcext:value-type="float">
            <text:p>10090</text:p>
          </table:table-cell>
          <table:table-cell office:value-type="float" office:value="-0.0126252032" calcext:value-type="float">
            <text:p>-0.012625203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 office:value-type="float" office:value="10091" calcext:value-type="float">
            <text:p>10091</text:p>
          </table:table-cell>
          <table:table-cell office:value-type="float" office:value="-0.0122309441" calcext:value-type="float">
            <text:p>-0.012230944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 office:value-type="float" office:value="10092" calcext:value-type="float">
            <text:p>10092</text:p>
          </table:table-cell>
          <table:table-cell office:value-type="float" office:value="-0.0122309441" calcext:value-type="float">
            <text:p>-0.012230944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 office:value-type="float" office:value="10093" calcext:value-type="float">
            <text:p>10093</text:p>
          </table:table-cell>
          <table:table-cell office:value-type="float" office:value="-0.0118605552" calcext:value-type="float">
            <text:p>-0.011860555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3636363636" calcext:value-type="float">
            <text:p>1.3636363636</text:p>
          </table:table-cell>
          <table:table-cell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 office:value-type="float" office:value="10094" calcext:value-type="float">
            <text:p>10094</text:p>
          </table:table-cell>
          <table:table-cell office:value-type="float" office:value="-0.0118605552" calcext:value-type="float">
            <text:p>-0.011860555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352941176" calcext:value-type="float">
            <text:p>0.7352941176</text:p>
          </table:table-cell>
          <table:table-cell office:value-type="float" office:value="0" calcext:value-type="float">
            <text:p>0</text:p>
          </table:table-cell>
          <table:table-cell office:value-type="float" office:value="2172" calcext:value-type="float">
            <text:p>2172</text:p>
          </table:table-cell>
          <table:table-cell office:value-type="float" office:value="10095" calcext:value-type="float">
            <text:p>10095</text:p>
          </table:table-cell>
          <table:table-cell office:value-type="float" office:value="-0.0115119332" calcext:value-type="float">
            <text:p>-0.011511933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3235294118" calcext:value-type="float">
            <text:p>1.3235294118</text:p>
          </table:table-cell>
          <table:table-cell office:value-type="float" office:value="0" calcext:value-type="float">
            <text:p>0</text:p>
          </table:table-cell>
          <table:table-cell office:value-type="float" office:value="2172" calcext:value-type="float">
            <text:p>2172</text:p>
          </table:table-cell>
          <table:table-cell office:value-type="float" office:value="10096" calcext:value-type="float">
            <text:p>10096</text:p>
          </table:table-cell>
          <table:table-cell office:value-type="float" office:value="-0.0115119332" calcext:value-type="float">
            <text:p>-0.011511933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142857143" calcext:value-type="float">
            <text:p>0.7142857143</text:p>
          </table:table-cell>
          <table:table-cell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 office:value-type="float" office:value="10097" calcext:value-type="float">
            <text:p>10097</text:p>
          </table:table-cell>
          <table:table-cell office:value-type="float" office:value="-0.0111832146" calcext:value-type="float">
            <text:p>-0.011183214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857142857" calcext:value-type="float">
            <text:p>1.2857142857</text:p>
          </table:table-cell>
          <table:table-cell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 office:value-type="float" office:value="10098" calcext:value-type="float">
            <text:p>10098</text:p>
          </table:table-cell>
          <table:table-cell office:value-type="float" office:value="-0.0111832146" calcext:value-type="float">
            <text:p>-0.011183214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6944444444" calcext:value-type="float">
            <text:p>0.6944444444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 office:value-type="float" office:value="10099" calcext:value-type="float">
            <text:p>10099</text:p>
          </table:table-cell>
          <table:table-cell office:value-type="float" office:value="-0.0108727427" calcext:value-type="float">
            <text:p>-0.010872742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 office:value-type="float" office:value="10100" calcext:value-type="float">
            <text:p>10100</text:p>
          </table:table-cell>
          <table:table-cell office:value-type="float" office:value="-0.0108727427" calcext:value-type="float">
            <text:p>-0.010872742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333333" calcext:value-type="float">
            <text:p>1.0833333333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0101" calcext:value-type="float">
            <text:p>10101</text:p>
          </table:table-cell>
          <table:table-cell office:value-type="float" office:value="-0.0818483962" calcext:value-type="float">
            <text:p>-0.08184839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8571429" calcext:value-type="float">
            <text:p>1.1428571429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102" calcext:value-type="float">
            <text:p>10102</text:p>
          </table:table-cell>
          <table:table-cell office:value-type="float" office:value="-0.1445557311" calcext:value-type="float">
            <text:p>-0.14455573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5" calcext:value-type="float">
            <text:p>1.187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0103" calcext:value-type="float">
            <text:p>10103</text:p>
          </table:table-cell>
          <table:table-cell office:value-type="float" office:value="-0.1933778249" calcext:value-type="float">
            <text:p>-0.19337782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104" calcext:value-type="float">
            <text:p>10104</text:p>
          </table:table-cell>
          <table:table-cell office:value-type="float" office:value="-0.2320884308" calcext:value-type="float">
            <text:p>-0.2320884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105" calcext:value-type="float">
            <text:p>10105</text:p>
          </table:table-cell>
          <table:table-cell office:value-type="float" office:value="-0.2633369459" calcext:value-type="float">
            <text:p>-0.2633369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727272727" calcext:value-type="float">
            <text:p>1.272727272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106" calcext:value-type="float">
            <text:p>10106</text:p>
          </table:table-cell>
          <table:table-cell office:value-type="float" office:value="-0.2889841407" calcext:value-type="float">
            <text:p>-0.28898414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916666667" calcext:value-type="float">
            <text:p>1.291666666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107" calcext:value-type="float">
            <text:p>10107</text:p>
          </table:table-cell>
          <table:table-cell office:value-type="float" office:value="-0.3103513532" calcext:value-type="float">
            <text:p>-0.31035135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076923077" calcext:value-type="float">
            <text:p>1.307692307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108" calcext:value-type="float">
            <text:p>10108</text:p>
          </table:table-cell>
          <table:table-cell office:value-type="float" office:value="-0.2654544136" calcext:value-type="float">
            <text:p>-0.2654544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214285714" calcext:value-type="float">
            <text:p>1.321428571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109" calcext:value-type="float">
            <text:p>10109</text:p>
          </table:table-cell>
          <table:table-cell office:value-type="float" office:value="-0.191635282" calcext:value-type="float">
            <text:p>-0.1916352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0110" calcext:value-type="float">
            <text:p>10110</text:p>
          </table:table-cell>
          <table:table-cell office:value-type="float" office:value="-0.1286040551" calcext:value-type="float">
            <text:p>-0.12860405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333333333" calcext:value-type="float">
            <text:p>1.333333333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0111" calcext:value-type="float">
            <text:p>10111</text:p>
          </table:table-cell>
          <table:table-cell office:value-type="float" office:value="-0.1286040551" calcext:value-type="float">
            <text:p>-0.12860405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0112" calcext:value-type="float">
            <text:p>10112</text:p>
          </table:table-cell>
          <table:table-cell office:value-type="float" office:value="-0.0743479558" calcext:value-type="float">
            <text:p>-0.07434795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529411765" calcext:value-type="float">
            <text:p>1.3529411765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10113" calcext:value-type="float">
            <text:p>10113</text:p>
          </table:table-cell>
          <table:table-cell office:value-type="float" office:value="-0.02735452" calcext:value-type="float">
            <text:p>-0.027354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833333333" calcext:value-type="float">
            <text:p>1.0833333333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0114" calcext:value-type="float">
            <text:p>10114</text:p>
          </table:table-cell>
          <table:table-cell office:value-type="float" office:value="-0.0818483962" calcext:value-type="float">
            <text:p>-0.08184839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428571429" calcext:value-type="float">
            <text:p>1.1428571429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115" calcext:value-type="float">
            <text:p>10115</text:p>
          </table:table-cell>
          <table:table-cell office:value-type="float" office:value="-0.1445557311" calcext:value-type="float">
            <text:p>-0.14455573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875" calcext:value-type="float">
            <text:p>1.187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0116" calcext:value-type="float">
            <text:p>10116</text:p>
          </table:table-cell>
          <table:table-cell office:value-type="float" office:value="-0.1933778249" calcext:value-type="float">
            <text:p>-0.19337782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117" calcext:value-type="float">
            <text:p>10117</text:p>
          </table:table-cell>
          <table:table-cell office:value-type="float" office:value="-0.2320884308" calcext:value-type="float">
            <text:p>-0.2320884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118" calcext:value-type="float">
            <text:p>10118</text:p>
          </table:table-cell>
          <table:table-cell office:value-type="float" office:value="-0.2633369459" calcext:value-type="float">
            <text:p>-0.2633369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727272727" calcext:value-type="float">
            <text:p>1.272727272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119" calcext:value-type="float">
            <text:p>10119</text:p>
          </table:table-cell>
          <table:table-cell office:value-type="float" office:value="-0.2889841407" calcext:value-type="float">
            <text:p>-0.28898414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916666667" calcext:value-type="float">
            <text:p>1.291666666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120" calcext:value-type="float">
            <text:p>10120</text:p>
          </table:table-cell>
          <table:table-cell office:value-type="float" office:value="-0.3103513532" calcext:value-type="float">
            <text:p>-0.31035135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076923077" calcext:value-type="float">
            <text:p>1.307692307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121" calcext:value-type="float">
            <text:p>10121</text:p>
          </table:table-cell>
          <table:table-cell office:value-type="float" office:value="-0.2654544136" calcext:value-type="float">
            <text:p>-0.2654544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214285714" calcext:value-type="float">
            <text:p>1.321428571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122" calcext:value-type="float">
            <text:p>10122</text:p>
          </table:table-cell>
          <table:table-cell office:value-type="float" office:value="-0.191635282" calcext:value-type="float">
            <text:p>-0.1916352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0123" calcext:value-type="float">
            <text:p>10123</text:p>
          </table:table-cell>
          <table:table-cell office:value-type="float" office:value="-0.1286040551" calcext:value-type="float">
            <text:p>-0.12860405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333333333" calcext:value-type="float">
            <text:p>1.333333333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0124" calcext:value-type="float">
            <text:p>10124</text:p>
          </table:table-cell>
          <table:table-cell office:value-type="float" office:value="-0.1286040551" calcext:value-type="float">
            <text:p>-0.12860405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0125" calcext:value-type="float">
            <text:p>10125</text:p>
          </table:table-cell>
          <table:table-cell office:value-type="float" office:value="-0.0743479558" calcext:value-type="float">
            <text:p>-0.07434795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529411765" calcext:value-type="float">
            <text:p>1.3529411765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10126" calcext:value-type="float">
            <text:p>10126</text:p>
          </table:table-cell>
          <table:table-cell office:value-type="float" office:value="-0.02735452" calcext:value-type="float">
            <text:p>-0.027354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3888888889" calcext:value-type="float">
            <text:p>1.388888888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127" calcext:value-type="float">
            <text:p>10127</text:p>
          </table:table-cell>
          <table:table-cell office:value-type="float" office:value="-0.2917892732" calcext:value-type="float">
            <text:p>-0.29178927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128" calcext:value-type="float">
            <text:p>10128</text:p>
          </table:table-cell>
          <table:table-cell office:value-type="float" office:value="-0.2633369459" calcext:value-type="float">
            <text:p>-0.2633369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129" calcext:value-type="float">
            <text:p>10129</text:p>
          </table:table-cell>
          <table:table-cell office:value-type="float" office:value="-0.2398902978" calcext:value-type="float">
            <text:p>-0.2398902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130" calcext:value-type="float">
            <text:p>10130</text:p>
          </table:table-cell>
          <table:table-cell office:value-type="float" office:value="-0.2202454661" calcext:value-type="float">
            <text:p>-0.22024546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0131" calcext:value-type="float">
            <text:p>10131</text:p>
          </table:table-cell>
          <table:table-cell office:value-type="float" office:value="-0.2035533148" calcext:value-type="float">
            <text:p>-0.2035533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0132" calcext:value-type="float">
            <text:p>10132</text:p>
          </table:table-cell>
          <table:table-cell office:value-type="float" office:value="-0.1891985527" calcext:value-type="float">
            <text:p>-0.18919855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0133" calcext:value-type="float">
            <text:p>10133</text:p>
          </table:table-cell>
          <table:table-cell office:value-type="float" office:value="-0.1767248515" calcext:value-type="float">
            <text:p>-0.17672485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0134" calcext:value-type="float">
            <text:p>10134</text:p>
          </table:table-cell>
          <table:table-cell office:value-type="float" office:value="-0.1573295823" calcext:value-type="float">
            <text:p>-0.15732958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0135" calcext:value-type="float">
            <text:p>10135</text:p>
          </table:table-cell>
          <table:table-cell office:value-type="float" office:value="-0.1573295823" calcext:value-type="float">
            <text:p>-0.15732958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352941176" calcext:value-type="float">
            <text:p>0.735294117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0136" calcext:value-type="float">
            <text:p>10136</text:p>
          </table:table-cell>
          <table:table-cell office:value-type="float" office:value="-0.13462528" calcext:value-type="float">
            <text:p>-0.134625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3235294118" calcext:value-type="float">
            <text:p>1.323529411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0137" calcext:value-type="float">
            <text:p>10137</text:p>
          </table:table-cell>
          <table:table-cell office:value-type="float" office:value="-0.13462528" calcext:value-type="float">
            <text:p>-0.134625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6944444444" calcext:value-type="float">
            <text:p>0.694444444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0138" calcext:value-type="float">
            <text:p>10138</text:p>
          </table:table-cell>
          <table:table-cell office:value-type="float" office:value="-0.1166194355" calcext:value-type="float">
            <text:p>-0.11661943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0139" calcext:value-type="float">
            <text:p>10139</text:p>
          </table:table-cell>
          <table:table-cell office:value-type="float" office:value="-0.1166194355" calcext:value-type="float">
            <text:p>-0.11661943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6578947368" calcext:value-type="float">
            <text:p>0.6578947368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0140" calcext:value-type="float">
            <text:p>10140</text:p>
          </table:table-cell>
          <table:table-cell office:value-type="float" office:value="-0.1021247229" calcext:value-type="float">
            <text:p>-0.1021247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842105263" calcext:value-type="float">
            <text:p>1.1842105263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0141" calcext:value-type="float">
            <text:p>10141</text:p>
          </table:table-cell>
          <table:table-cell office:value-type="float" office:value="-0.1021247229" calcext:value-type="float">
            <text:p>-0.1021247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0142" calcext:value-type="float">
            <text:p>10142</text:p>
          </table:table-cell>
          <table:table-cell office:value-type="float" office:value="-0.0902995867" calcext:value-type="float">
            <text:p>-0.09029958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0143" calcext:value-type="float">
            <text:p>10143</text:p>
          </table:table-cell>
          <table:table-cell office:value-type="float" office:value="-0.0902995867" calcext:value-type="float">
            <text:p>-0.09029958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0144" calcext:value-type="float">
            <text:p>10144</text:p>
          </table:table-cell>
          <table:table-cell office:value-type="float" office:value="-0.0391393207211" calcext:value-type="float">
            <text:p>-0.03913932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3"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145" calcext:value-type="float">
            <text:p>10145</text:p>
          </table:table-cell>
          <table:table-cell office:value-type="float" office:value="-0.269808025733" calcext:value-type="float">
            <text:p>-0.2698080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146" calcext:value-type="float">
            <text:p>10146</text:p>
          </table:table-cell>
          <table:table-cell office:value-type="float" office:value="-0.264025598395" calcext:value-type="float">
            <text:p>-0.2640255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147" calcext:value-type="float">
            <text:p>10147</text:p>
          </table:table-cell>
          <table:table-cell office:value-type="float" office:value="-0.261929192868" calcext:value-type="float">
            <text:p>-0.2619291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148" calcext:value-type="float">
            <text:p>10148</text:p>
          </table:table-cell>
          <table:table-cell office:value-type="float" office:value="-0.26084572143" calcext:value-type="float">
            <text:p>-0.2608457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3333333" calcext:value-type="float">
            <text:p>1.0833333333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0149" calcext:value-type="float">
            <text:p>10149</text:p>
          </table:table-cell>
          <table:table-cell office:value-type="float" office:value="-0.0257627023402" calcext:value-type="float">
            <text:p>-0.02576270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85714286" calcext:value-type="float">
            <text:p>1.1428571429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10150" calcext:value-type="float">
            <text:p>10150</text:p>
          </table:table-cell>
          <table:table-cell office:value-type="float" office:value="-0.0445602546792" calcext:value-type="float">
            <text:p>-0.04456025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5" calcext:value-type="float">
            <text:p>1.1875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10151" calcext:value-type="float">
            <text:p>10151</text:p>
          </table:table-cell>
          <table:table-cell office:value-type="float" office:value="-0.0588106244639" calcext:value-type="float">
            <text:p>-0.05881062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10152" calcext:value-type="float">
            <text:p>10152</text:p>
          </table:table-cell>
          <table:table-cell office:value-type="float" office:value="-0.0699537017505" calcext:value-type="float">
            <text:p>-0.0699537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0153" calcext:value-type="float">
            <text:p>10153</text:p>
          </table:table-cell>
          <table:table-cell office:value-type="float" office:value="-0.0788900210104" calcext:value-type="float">
            <text:p>-0.078890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7272727273" calcext:value-type="float">
            <text:p>1.272727272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0154" calcext:value-type="float">
            <text:p>10154</text:p>
          </table:table-cell>
          <table:table-cell office:value-type="float" office:value="-0.0862076317415" calcext:value-type="float">
            <text:p>-0.08620763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9166666667" calcext:value-type="float">
            <text:p>1.2916666667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0155" calcext:value-type="float">
            <text:p>10155</text:p>
          </table:table-cell>
          <table:table-cell office:value-type="float" office:value="-0.0923050889533" calcext:value-type="float">
            <text:p>-0.0923050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0769230769" calcext:value-type="float">
            <text:p>1.307692307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0156" calcext:value-type="float">
            <text:p>10156</text:p>
          </table:table-cell>
          <table:table-cell office:value-type="float" office:value="-0.0974612909161" calcext:value-type="float">
            <text:p>-0.09746129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2142857143" calcext:value-type="float">
            <text:p>1.321428571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0157" calcext:value-type="float">
            <text:p>10157</text:p>
          </table:table-cell>
          <table:table-cell office:value-type="float" office:value="-0.101876853542" calcext:value-type="float">
            <text:p>-0.10187685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0158" calcext:value-type="float">
            <text:p>10158</text:p>
          </table:table-cell>
          <table:table-cell office:value-type="float" office:value="-0.0583493152278" calcext:value-type="float">
            <text:p>-0.05834931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3333333333" calcext:value-type="float">
            <text:p>1.3333333333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0159" calcext:value-type="float">
            <text:p>10159</text:p>
          </table:table-cell>
          <table:table-cell office:value-type="float" office:value="-0.0583493152278" calcext:value-type="float">
            <text:p>-0.05834931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0" calcext:value-type="float">
            <text:p>0</text:p>
          </table:table-cell>
          <table:table-cell office:value-type="float" office:value="8971" calcext:value-type="float">
            <text:p>8971</text:p>
          </table:table-cell>
          <table:table-cell office:value-type="float" office:value="10160" calcext:value-type="float">
            <text:p>10160</text:p>
          </table:table-cell>
          <table:table-cell office:value-type="float" office:value="-0.00278666628903" calcext:value-type="float">
            <text:p>-0.002786666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38888888889" calcext:value-type="float">
            <text:p>1.388888888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0161" calcext:value-type="float">
            <text:p>10161</text:p>
          </table:table-cell>
          <table:table-cell office:value-type="float" office:value="-0.0875821978696" calcext:value-type="float">
            <text:p>-0.08758219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0162" calcext:value-type="float">
            <text:p>10162</text:p>
          </table:table-cell>
          <table:table-cell office:value-type="float" office:value="-0.0788900210104" calcext:value-type="float">
            <text:p>-0.078890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0163" calcext:value-type="float">
            <text:p>10163</text:p>
          </table:table-cell>
          <table:table-cell office:value-type="float" office:value="-0.0717627337709" calcext:value-type="float">
            <text:p>-0.07176273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0164" calcext:value-type="float">
            <text:p>10164</text:p>
          </table:table-cell>
          <table:table-cell office:value-type="float" office:value="-0.0658136111429" calcext:value-type="float">
            <text:p>-0.0658136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10165" calcext:value-type="float">
            <text:p>10165</text:p>
          </table:table-cell>
          <table:table-cell office:value-type="float" office:value="-0.0607734015612" calcext:value-type="float">
            <text:p>-0.0607734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10166" calcext:value-type="float">
            <text:p>10166</text:p>
          </table:table-cell>
          <table:table-cell office:value-type="float" office:value="-0.0564489482007" calcext:value-type="float">
            <text:p>-0.05644894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10167" calcext:value-type="float">
            <text:p>10167</text:p>
          </table:table-cell>
          <table:table-cell office:value-type="float" office:value="-0.0526981221747" calcext:value-type="float">
            <text:p>-0.05269812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0168" calcext:value-type="float">
            <text:p>10168</text:p>
          </table:table-cell>
          <table:table-cell office:value-type="float" office:value="-0.0494140385806" calcext:value-type="float">
            <text:p>-0.04941403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0169" calcext:value-type="float">
            <text:p>10169</text:p>
          </table:table-cell>
          <table:table-cell office:value-type="float" office:value="-0.0494140385806" calcext:value-type="float">
            <text:p>-0.04941403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35294117647" calcext:value-type="float">
            <text:p>0.7352941176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0170" calcext:value-type="float">
            <text:p>10170</text:p>
          </table:table-cell>
          <table:table-cell office:value-type="float" office:value="-0.0465147828682" calcext:value-type="float">
            <text:p>-0.04651478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32352941176" calcext:value-type="float">
            <text:p>1.3235294118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0171" calcext:value-type="float">
            <text:p>10171</text:p>
          </table:table-cell>
          <table:table-cell office:value-type="float" office:value="-0.0465147828682" calcext:value-type="float">
            <text:p>-0.04651478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694444444444" calcext:value-type="float">
            <text:p>0.6944444444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10172" calcext:value-type="float">
            <text:p>10172</text:p>
          </table:table-cell>
          <table:table-cell office:value-type="float" office:value="-0.0439365290763" calcext:value-type="float">
            <text:p>-0.043936529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10173" calcext:value-type="float">
            <text:p>10173</text:p>
          </table:table-cell>
          <table:table-cell office:value-type="float" office:value="-0.0439365290763" calcext:value-type="float">
            <text:p>-0.043936529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657894736842" calcext:value-type="float">
            <text:p>0.6578947368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10174" calcext:value-type="float">
            <text:p>10174</text:p>
          </table:table-cell>
          <table:table-cell office:value-type="float" office:value="-0.0416288128829" calcext:value-type="float">
            <text:p>-0.04162881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8421052632" calcext:value-type="float">
            <text:p>1.1842105263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10175" calcext:value-type="float">
            <text:p>10175</text:p>
          </table:table-cell>
          <table:table-cell office:value-type="float" office:value="-0.0416288128829" calcext:value-type="float">
            <text:p>-0.04162881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10176" calcext:value-type="float">
            <text:p>10176</text:p>
          </table:table-cell>
          <table:table-cell office:value-type="float" office:value="-0.0395512120433" calcext:value-type="float">
            <text:p>-0.0395512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10177" calcext:value-type="float">
            <text:p>10177</text:p>
          </table:table-cell>
          <table:table-cell office:value-type="float" office:value="-0.0395512120433" calcext:value-type="float">
            <text:p>-0.0395512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10178" calcext:value-type="float">
            <text:p>10178</text:p>
          </table:table-cell>
          <table:table-cell office:value-type="float" office:value="-0.0242985226537" calcext:value-type="float">
            <text:p>-0.02429852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3"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10179" calcext:value-type="float">
            <text:p>10179</text:p>
          </table:table-cell>
          <table:table-cell office:value-type="float" office:value="-0.0794084055374" calcext:value-type="float">
            <text:p>-0.07940840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0180" calcext:value-type="float">
            <text:p>10180</text:p>
          </table:table-cell>
          <table:table-cell office:value-type="float" office:value="-0.0789469529149" calcext:value-type="float">
            <text:p>-0.07894695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0181" calcext:value-type="float">
            <text:p>10181</text:p>
          </table:table-cell>
          <table:table-cell office:value-type="float" office:value="-0.0787722995599" calcext:value-type="float">
            <text:p>-0.07877229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10182" calcext:value-type="float">
            <text:p>10182</text:p>
          </table:table-cell>
          <table:table-cell office:value-type="float" office:value="-0.0786804577244" calcext:value-type="float">
            <text:p>-0.07868045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183" calcext:value-type="float">
            <text:p>10183</text:p>
          </table:table-cell>
          <table:table-cell office:value-type="float" office:value="-0.258009125556" calcext:value-type="float">
            <text:p>-0.2580091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10184" calcext:value-type="float">
            <text:p>10184</text:p>
          </table:table-cell>
          <table:table-cell office:value-type="float" office:value="-0.0784348263267" calcext:value-type="float">
            <text:p>-0.07843482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3333333" calcext:value-type="float">
            <text:p>1.083333333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0185" calcext:value-type="float">
            <text:p>10185</text:p>
          </table:table-cell>
          <table:table-cell office:value-type="float" office:value="-0.154324905703" calcext:value-type="float">
            <text:p>-0.15432490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85714286" calcext:value-type="float">
            <text:p>1.142857142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186" calcext:value-type="float">
            <text:p>10186</text:p>
          </table:table-cell>
          <table:table-cell office:value-type="float" office:value="-0.281010722112" calcext:value-type="float">
            <text:p>-0.2810107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5" calcext:value-type="float">
            <text:p>1.18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187" calcext:value-type="float">
            <text:p>10187</text:p>
          </table:table-cell>
          <table:table-cell office:value-type="float" office:value="-0.383998760946" calcext:value-type="float">
            <text:p>-0.3839987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188" calcext:value-type="float">
            <text:p>10188</text:p>
          </table:table-cell>
          <table:table-cell office:value-type="float" office:value="-0.467689111303" calcext:value-type="float">
            <text:p>-0.4676891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189" calcext:value-type="float">
            <text:p>10189</text:p>
          </table:table-cell>
          <table:table-cell office:value-type="float" office:value="-0.524060974606" calcext:value-type="float">
            <text:p>-0.52406097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7272727273" calcext:value-type="float">
            <text:p>1.272727272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190" calcext:value-type="float">
            <text:p>10190</text:p>
          </table:table-cell>
          <table:table-cell office:value-type="float" office:value="-0.393692584063" calcext:value-type="float">
            <text:p>-0.3936925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9166666667" calcext:value-type="float">
            <text:p>1.291666666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191" calcext:value-type="float">
            <text:p>10191</text:p>
          </table:table-cell>
          <table:table-cell office:value-type="float" office:value="-0.287035917266" calcext:value-type="float">
            <text:p>-0.2870359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0769230769" calcext:value-type="float">
            <text:p>1.307692307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0192" calcext:value-type="float">
            <text:p>10192</text:p>
          </table:table-cell>
          <table:table-cell office:value-type="float" office:value="-0.198059574807" calcext:value-type="float">
            <text:p>-0.19805957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2142857143" calcext:value-type="float">
            <text:p>1.321428571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193" calcext:value-type="float">
            <text:p>10193</text:p>
          </table:table-cell>
          <table:table-cell office:value-type="float" office:value="-0.122762545479" calcext:value-type="float">
            <text:p>-0.12276254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0194" calcext:value-type="float">
            <text:p>10194</text:p>
          </table:table-cell>
          <table:table-cell office:value-type="float" office:value="-0.0583493152278" calcext:value-type="float">
            <text:p>-0.05834931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3333333333" calcext:value-type="float">
            <text:p>1.3333333333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0195" calcext:value-type="float">
            <text:p>10195</text:p>
          </table:table-cell>
          <table:table-cell office:value-type="float" office:value="-0.0583493152278" calcext:value-type="float">
            <text:p>-0.05834931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0" calcext:value-type="float">
            <text:p>0</text:p>
          </table:table-cell>
          <table:table-cell office:value-type="float" office:value="8971" calcext:value-type="float">
            <text:p>8971</text:p>
          </table:table-cell>
          <table:table-cell office:value-type="float" office:value="10196" calcext:value-type="float">
            <text:p>10196</text:p>
          </table:table-cell>
          <table:table-cell office:value-type="float" office:value="-0.00278666628903" calcext:value-type="float">
            <text:p>-0.002786666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38888888889" calcext:value-type="float">
            <text:p>1.388888888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197" calcext:value-type="float">
            <text:p>10197</text:p>
          </table:table-cell>
          <table:table-cell office:value-type="float" office:value="-0.592397907805" calcext:value-type="float">
            <text:p>-0.5923979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198" calcext:value-type="float">
            <text:p>10198</text:p>
          </table:table-cell>
          <table:table-cell office:value-type="float" office:value="-0.524060974606" calcext:value-type="float">
            <text:p>-0.52406097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199" calcext:value-type="float">
            <text:p>10199</text:p>
          </table:table-cell>
          <table:table-cell office:value-type="float" office:value="-0.386273785216" calcext:value-type="float">
            <text:p>-0.3862737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200" calcext:value-type="float">
            <text:p>10200</text:p>
          </table:table-cell>
          <table:table-cell office:value-type="float" office:value="-0.292732254778" calcext:value-type="float">
            <text:p>-0.29273225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201" calcext:value-type="float">
            <text:p>10201</text:p>
          </table:table-cell>
          <table:table-cell office:value-type="float" office:value="-0.227108734305" calcext:value-type="float">
            <text:p>-0.2271087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0202" calcext:value-type="float">
            <text:p>10202</text:p>
          </table:table-cell>
          <table:table-cell office:value-type="float" office:value="-0.179741787487" calcext:value-type="float">
            <text:p>-0.1797417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203" calcext:value-type="float">
            <text:p>10203</text:p>
          </table:table-cell>
          <table:table-cell office:value-type="float" office:value="-0.144703507729" calcext:value-type="float">
            <text:p>-0.14470350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0204" calcext:value-type="float">
            <text:p>10204</text:p>
          </table:table-cell>
          <table:table-cell office:value-type="float" office:value="-0.118229230141" calcext:value-type="float">
            <text:p>-0.11822923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0205" calcext:value-type="float">
            <text:p>10205</text:p>
          </table:table-cell>
          <table:table-cell office:value-type="float" office:value="-0.118229230141" calcext:value-type="float">
            <text:p>-0.11822923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35294117647" calcext:value-type="float">
            <text:p>0.73529411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0206" calcext:value-type="float">
            <text:p>10206</text:p>
          </table:table-cell>
          <table:table-cell office:value-type="float" office:value="-0.0978526579115" calcext:value-type="float">
            <text:p>-0.09785265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32352941176" calcext:value-type="float">
            <text:p>1.32352941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0207" calcext:value-type="float">
            <text:p>10207</text:p>
          </table:table-cell>
          <table:table-cell office:value-type="float" office:value="-0.0978526579115" calcext:value-type="float">
            <text:p>-0.09785265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694444444444" calcext:value-type="float">
            <text:p>0.694444444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0208" calcext:value-type="float">
            <text:p>10208</text:p>
          </table:table-cell>
          <table:table-cell office:value-type="float" office:value="-0.0819128954303" calcext:value-type="float">
            <text:p>-0.08191289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0209" calcext:value-type="float">
            <text:p>10209</text:p>
          </table:table-cell>
          <table:table-cell office:value-type="float" office:value="-0.0819128954303" calcext:value-type="float">
            <text:p>-0.08191289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657894736842" calcext:value-type="float">
            <text:p>0.6578947368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10210" calcext:value-type="float">
            <text:p>10210</text:p>
          </table:table-cell>
          <table:table-cell office:value-type="float" office:value="-0.0692637851894" calcext:value-type="float">
            <text:p>-0.06926378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8421052632" calcext:value-type="float">
            <text:p>1.1842105263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10211" calcext:value-type="float">
            <text:p>10211</text:p>
          </table:table-cell>
          <table:table-cell office:value-type="float" office:value="-0.0692637851894" calcext:value-type="float">
            <text:p>-0.06926378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0212" calcext:value-type="float">
            <text:p>10212</text:p>
          </table:table-cell>
          <table:table-cell office:value-type="float" office:value="-0.0590970515323" calcext:value-type="float">
            <text:p>-0.05909705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0213" calcext:value-type="float">
            <text:p>10213</text:p>
          </table:table-cell>
          <table:table-cell office:value-type="float" office:value="-0.0590970515323" calcext:value-type="float">
            <text:p>-0.05909705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10214" calcext:value-type="float">
            <text:p>10214</text:p>
          </table:table-cell>
          <table:table-cell office:value-type="float" office:value="-0.0242985226537" calcext:value-type="float">
            <text:p>-0.02429852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215" calcext:value-type="float">
            <text:p>10215</text:p>
          </table:table-cell>
          <table:table-cell office:value-type="float" office:value="-0.26627422215" calcext:value-type="float">
            <text:p>-0.2662742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216" calcext:value-type="float">
            <text:p>10216</text:p>
          </table:table-cell>
          <table:table-cell office:value-type="float" office:value="-0.481141163321" calcext:value-type="float">
            <text:p>-0.4811411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217" calcext:value-type="float">
            <text:p>10217</text:p>
          </table:table-cell>
          <table:table-cell office:value-type="float" office:value="-0.529579266722" calcext:value-type="float">
            <text:p>-0.5295792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218" calcext:value-type="float">
            <text:p>10218</text:p>
          </table:table-cell>
          <table:table-cell office:value-type="float" office:value="-0.524691161316" calcext:value-type="float">
            <text:p>-0.5246911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219" calcext:value-type="float">
            <text:p>10219</text:p>
          </table:table-cell>
          <table:table-cell office:value-type="float" office:value="-0.512337995199" calcext:value-type="float">
            <text:p>-0.51233799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3333333" calcext:value-type="float">
            <text:p>1.083333333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220" calcext:value-type="float">
            <text:p>10220</text:p>
          </table:table-cell>
          <table:table-cell office:value-type="float" office:value="-0.298068831907" calcext:value-type="float">
            <text:p>-0.2980688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85714286" calcext:value-type="float">
            <text:p>1.142857142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221" calcext:value-type="float">
            <text:p>10221</text:p>
          </table:table-cell>
          <table:table-cell office:value-type="float" office:value="-0.586595935219" calcext:value-type="float">
            <text:p>-0.5865959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5" calcext:value-type="float">
            <text:p>1.187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222" calcext:value-type="float">
            <text:p>10222</text:p>
          </table:table-cell>
          <table:table-cell office:value-type="float" office:value="-0.856378786519" calcext:value-type="float">
            <text:p>-0.85637878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223" calcext:value-type="float">
            <text:p>10223</text:p>
          </table:table-cell>
          <table:table-cell office:value-type="float" office:value="-1.09927377752" calcext:value-type="float">
            <text:p>-1.0992737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224" calcext:value-type="float">
            <text:p>10224</text:p>
          </table:table-cell>
          <table:table-cell office:value-type="float" office:value="-1.17880549504" calcext:value-type="float">
            <text:p>-1.178805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7272727273" calcext:value-type="float">
            <text:p>1.272727272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225" calcext:value-type="float">
            <text:p>10225</text:p>
          </table:table-cell>
          <table:table-cell office:value-type="float" office:value="-1.07168622193" calcext:value-type="float">
            <text:p>-1.0716862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9166666667" calcext:value-type="float">
            <text:p>1.29166666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226" calcext:value-type="float">
            <text:p>10226</text:p>
          </table:table-cell>
          <table:table-cell office:value-type="float" office:value="-0.985475637764" calcext:value-type="float">
            <text:p>-0.9854756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0769230769" calcext:value-type="float">
            <text:p>1.307692307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227" calcext:value-type="float">
            <text:p>10227</text:p>
          </table:table-cell>
          <table:table-cell office:value-type="float" office:value="-0.915014518919" calcext:value-type="float">
            <text:p>-0.9150145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2142857143" calcext:value-type="float">
            <text:p>1.32142857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228" calcext:value-type="float">
            <text:p>10228</text:p>
          </table:table-cell>
          <table:table-cell office:value-type="float" office:value="-0.856839767156" calcext:value-type="float">
            <text:p>-0.8568397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229" calcext:value-type="float">
            <text:p>10229</text:p>
          </table:table-cell>
          <table:table-cell office:value-type="float" office:value="-0.808506952595" calcext:value-type="float">
            <text:p>-0.8085069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3333333333" calcext:value-type="float">
            <text:p>1.33333333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230" calcext:value-type="float">
            <text:p>10230</text:p>
          </table:table-cell>
          <table:table-cell office:value-type="float" office:value="-0.808506952595" calcext:value-type="float">
            <text:p>-0.8085069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231" calcext:value-type="float">
            <text:p>10231</text:p>
          </table:table-cell>
          <table:table-cell office:value-type="float" office:value="-0.768221641302" calcext:value-type="float">
            <text:p>-0.7682216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5294117647" calcext:value-type="float">
            <text:p>1.352941176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232" calcext:value-type="float">
            <text:p>10232</text:p>
          </table:table-cell>
          <table:table-cell office:value-type="float" office:value="-0.734624315292" calcext:value-type="float">
            <text:p>-0.7346243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38888888889" calcext:value-type="float">
            <text:p>1.388888888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233" calcext:value-type="float">
            <text:p>10233</text:p>
          </table:table-cell>
          <table:table-cell office:value-type="float" office:value="-1.43128802293" calcext:value-type="float">
            <text:p>-1.4312880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234" calcext:value-type="float">
            <text:p>10234</text:p>
          </table:table-cell>
          <table:table-cell office:value-type="float" office:value="-0.994100512296" calcext:value-type="float">
            <text:p>-0.9941005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235" calcext:value-type="float">
            <text:p>10235</text:p>
          </table:table-cell>
          <table:table-cell office:value-type="float" office:value="-0.856135993834" calcext:value-type="float">
            <text:p>-0.8561359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236" calcext:value-type="float">
            <text:p>10236</text:p>
          </table:table-cell>
          <table:table-cell office:value-type="float" office:value="-0.750514335513" calcext:value-type="float">
            <text:p>-0.7505143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237" calcext:value-type="float">
            <text:p>10237</text:p>
          </table:table-cell>
          <table:table-cell office:value-type="float" office:value="-0.667696908304" calcext:value-type="float">
            <text:p>-0.6676969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238" calcext:value-type="float">
            <text:p>10238</text:p>
          </table:table-cell>
          <table:table-cell office:value-type="float" office:value="-0.601332290055" calcext:value-type="float">
            <text:p>-0.6013322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239" calcext:value-type="float">
            <text:p>10239</text:p>
          </table:table-cell>
          <table:table-cell office:value-type="float" office:value="-0.547116105841" calcext:value-type="float">
            <text:p>-0.5471161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240" calcext:value-type="float">
            <text:p>10240</text:p>
          </table:table-cell>
          <table:table-cell office:value-type="float" office:value="-0.547116105841" calcext:value-type="float">
            <text:p>-0.5471161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35294117647" calcext:value-type="float">
            <text:p>0.73529411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241" calcext:value-type="float">
            <text:p>10241</text:p>
          </table:table-cell>
          <table:table-cell office:value-type="float" office:value="-0.502067998711" calcext:value-type="float">
            <text:p>-0.50206799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32352941176" calcext:value-type="float">
            <text:p>1.32352941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242" calcext:value-type="float">
            <text:p>10242</text:p>
          </table:table-cell>
          <table:table-cell office:value-type="float" office:value="-0.502067998711" calcext:value-type="float">
            <text:p>-0.50206799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694444444444" calcext:value-type="float">
            <text:p>0.694444444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243" calcext:value-type="float">
            <text:p>10243</text:p>
          </table:table-cell>
          <table:table-cell office:value-type="float" office:value="-0.464078630744" calcext:value-type="float">
            <text:p>-0.4640786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244" calcext:value-type="float">
            <text:p>10244</text:p>
          </table:table-cell>
          <table:table-cell office:value-type="float" office:value="-0.464078630744" calcext:value-type="float">
            <text:p>-0.4640786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657894736842" calcext:value-type="float">
            <text:p>0.657894736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245" calcext:value-type="float">
            <text:p>10245</text:p>
          </table:table-cell>
          <table:table-cell office:value-type="float" office:value="-0.431623375543" calcext:value-type="float">
            <text:p>-0.4316233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8421052632" calcext:value-type="float">
            <text:p>1.184210526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246" calcext:value-type="float">
            <text:p>10246</text:p>
          </table:table-cell>
          <table:table-cell office:value-type="float" office:value="-0.431623375543" calcext:value-type="float">
            <text:p>-0.4316233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247" calcext:value-type="float">
            <text:p>10247</text:p>
          </table:table-cell>
          <table:table-cell office:value-type="float" office:value="-0.403578349211" calcext:value-type="float">
            <text:p>-0.4035783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248" calcext:value-type="float">
            <text:p>10248</text:p>
          </table:table-cell>
          <table:table-cell office:value-type="float" office:value="-0.403578349211" calcext:value-type="float">
            <text:p>-0.4035783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249" calcext:value-type="float">
            <text:p>10249</text:p>
          </table:table-cell>
          <table:table-cell office:value-type="float" office:value="-0.156238157147" calcext:value-type="float">
            <text:p>-0.15623815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250" calcext:value-type="float">
            <text:p>10250</text:p>
          </table:table-cell>
          <table:table-cell office:value-type="float" office:value="-0.711770681386" calcext:value-type="float">
            <text:p>-0.71177068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251" calcext:value-type="float">
            <text:p>10251</text:p>
          </table:table-cell>
          <table:table-cell office:value-type="float" office:value="-1.1041821451" calcext:value-type="float">
            <text:p>-1.1041821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252" calcext:value-type="float">
            <text:p>10252</text:p>
          </table:table-cell>
          <table:table-cell office:value-type="float" office:value="-1.25617507902" calcext:value-type="float">
            <text:p>-1.256175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253" calcext:value-type="float">
            <text:p>10253</text:p>
          </table:table-cell>
          <table:table-cell office:value-type="float" office:value="-1.21929293255" calcext:value-type="float">
            <text:p>-1.2192929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254" calcext:value-type="float">
            <text:p>10254</text:p>
          </table:table-cell>
          <table:table-cell office:value-type="float" office:value="-1.13754561859" calcext:value-type="float">
            <text:p>-1.1375456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82142857143" calcext:value-type="float">
            <text:p>0.982142857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255" calcext:value-type="float">
            <text:p>10255</text:p>
          </table:table-cell>
          <table:table-cell office:value-type="float" office:value="-0.305239070442" calcext:value-type="float">
            <text:p>-0.30523907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67741935484" calcext:value-type="float">
            <text:p>0.967741935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56" calcext:value-type="float">
            <text:p>10256</text:p>
          </table:table-cell>
          <table:table-cell office:value-type="float" office:value="-0.620336861848" calcext:value-type="float">
            <text:p>-0.62033686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55882352941" calcext:value-type="float">
            <text:p>0.95588235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257" calcext:value-type="float">
            <text:p>10257</text:p>
          </table:table-cell>
          <table:table-cell office:value-type="float" office:value="-0.943533012771" calcext:value-type="float">
            <text:p>-0.943533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45945945946" calcext:value-type="float">
            <text:p>0.945945945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58" calcext:value-type="float">
            <text:p>10258</text:p>
          </table:table-cell>
          <table:table-cell office:value-type="float" office:value="-1.27155858717" calcext:value-type="float">
            <text:p>-1.2715585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259" calcext:value-type="float">
            <text:p>10259</text:p>
          </table:table-cell>
          <table:table-cell office:value-type="float" office:value="-1.59918094143" calcext:value-type="float">
            <text:p>-1.5991809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3023255814" calcext:value-type="float">
            <text:p>0.930232558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260" calcext:value-type="float">
            <text:p>10260</text:p>
          </table:table-cell>
          <table:table-cell office:value-type="float" office:value="-1.63753648932" calcext:value-type="float">
            <text:p>-1.6375364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23913043478" calcext:value-type="float">
            <text:p>0.92391304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261" calcext:value-type="float">
            <text:p>10261</text:p>
          </table:table-cell>
          <table:table-cell office:value-type="float" office:value="-1.51567884966" calcext:value-type="float">
            <text:p>-1.5156788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1836734693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262" calcext:value-type="float">
            <text:p>10262</text:p>
          </table:table-cell>
          <table:table-cell office:value-type="float" office:value="-1.40854209401" calcext:value-type="float">
            <text:p>-1.408542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13461538462" calcext:value-type="float">
            <text:p>0.913461538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263" calcext:value-type="float">
            <text:p>10263</text:p>
          </table:table-cell>
          <table:table-cell office:value-type="float" office:value="-1.31346679854" calcext:value-type="float">
            <text:p>-1.3134667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09090909091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64" calcext:value-type="float">
            <text:p>10264</text:p>
          </table:table-cell>
          <table:table-cell office:value-type="float" office:value="-1.22847001899" calcext:value-type="float">
            <text:p>-1.228470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05172413793" calcext:value-type="float">
            <text:p>0.905172413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265" calcext:value-type="float">
            <text:p>10265</text:p>
          </table:table-cell>
          <table:table-cell office:value-type="float" office:value="-1.15203112988" calcext:value-type="float">
            <text:p>-1.1520311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01639344262" calcext:value-type="float">
            <text:p>0.901639344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266" calcext:value-type="float">
            <text:p>10266</text:p>
          </table:table-cell>
          <table:table-cell office:value-type="float" office:value="-1.08295677482" calcext:value-type="float">
            <text:p>-1.0829567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.15384615385" calcext:value-type="float">
            <text:p>1.153846153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267" calcext:value-type="float">
            <text:p>10267</text:p>
          </table:table-cell>
          <table:table-cell office:value-type="float" office:value="-1.91965256781" calcext:value-type="float">
            <text:p>-1.9196525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07142857143" calcext:value-type="float">
            <text:p>1.07142857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268" calcext:value-type="float">
            <text:p>10268</text:p>
          </table:table-cell>
          <table:table-cell office:value-type="float" office:value="-1.7982428328" calcext:value-type="float">
            <text:p>-1.7982428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269" calcext:value-type="float">
            <text:p>10269</text:p>
          </table:table-cell>
          <table:table-cell office:value-type="float" office:value="-1.69257011991" calcext:value-type="float">
            <text:p>-1.6925701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270" calcext:value-type="float">
            <text:p>10270</text:p>
          </table:table-cell>
          <table:table-cell office:value-type="float" office:value="-1.59918094143" calcext:value-type="float">
            <text:p>-1.5991809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882352941176" calcext:value-type="float">
            <text:p>0.88235294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271" calcext:value-type="float">
            <text:p>10271</text:p>
          </table:table-cell>
          <table:table-cell office:value-type="float" office:value="-1.51575804443" calcext:value-type="float">
            <text:p>-1.5157580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272" calcext:value-type="float">
            <text:p>10272</text:p>
          </table:table-cell>
          <table:table-cell office:value-type="float" office:value="-0.216264854256" calcext:value-type="float">
            <text:p>-0.21626485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273" calcext:value-type="float">
            <text:p>10273</text:p>
          </table:table-cell>
          <table:table-cell office:value-type="float" office:value="-1.00024611012" calcext:value-type="float">
            <text:p>-1.0002461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274" calcext:value-type="float">
            <text:p>10274</text:p>
          </table:table-cell>
          <table:table-cell office:value-type="float" office:value="-1.64046216092" calcext:value-type="float">
            <text:p>-1.6404621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275" calcext:value-type="float">
            <text:p>10275</text:p>
          </table:table-cell>
          <table:table-cell office:value-type="float" office:value="-1.48999168125" calcext:value-type="float">
            <text:p>-1.4899916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276" calcext:value-type="float">
            <text:p>10276</text:p>
          </table:table-cell>
          <table:table-cell office:value-type="float" office:value="-1.42333762778" calcext:value-type="float">
            <text:p>-1.4233376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277" calcext:value-type="float">
            <text:p>10277</text:p>
          </table:table-cell>
          <table:table-cell office:value-type="float" office:value="-1.29017521965" calcext:value-type="float">
            <text:p>-1.2901752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-period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53846153846" calcext:value-type="float">
            <text:p>1.538461538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278" calcext:value-type="float">
            <text:p>10278</text:p>
          </table:table-cell>
          <table:table-cell office:value-type="float" office:value="-0.229634234784" calcext:value-type="float">
            <text:p>-0.22963423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55797101449" calcext:value-type="float">
            <text:p>1.5579710145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0279" calcext:value-type="float">
            <text:p>10279</text:p>
          </table:table-cell>
          <table:table-cell office:value-type="float" office:value="-0.156418098193" calcext:value-type="float">
            <text:p>-0.15641809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57534246575" calcext:value-type="float">
            <text:p>1.5753424658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10280" calcext:value-type="float">
            <text:p>10280</text:p>
          </table:table-cell>
          <table:table-cell office:value-type="float" office:value="-0.0915236029443" calcext:value-type="float">
            <text:p>-0.09152360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281" calcext:value-type="float">
            <text:p>10281</text:p>
          </table:table-cell>
          <table:table-cell office:value-type="float" office:value="-0.263336945853" calcext:value-type="float">
            <text:p>-0.2633369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0282" calcext:value-type="float">
            <text:p>10282</text:p>
          </table:table-cell>
          <table:table-cell office:value-type="float" office:value="-0.0391393207211" calcext:value-type="float">
            <text:p>-0.03913932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3"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283" calcext:value-type="float">
            <text:p>10283</text:p>
          </table:table-cell>
          <table:table-cell office:value-type="float" office:value="-0.269808025733" calcext:value-type="float">
            <text:p>-0.2698080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284" calcext:value-type="float">
            <text:p>10284</text:p>
          </table:table-cell>
          <table:table-cell office:value-type="float" office:value="-0.264025598395" calcext:value-type="float">
            <text:p>-0.2640255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285" calcext:value-type="float">
            <text:p>10285</text:p>
          </table:table-cell>
          <table:table-cell office:value-type="float" office:value="-0.261929192868" calcext:value-type="float">
            <text:p>-0.2619291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286" calcext:value-type="float">
            <text:p>10286</text:p>
          </table:table-cell>
          <table:table-cell office:value-type="float" office:value="-0.26084572143" calcext:value-type="float">
            <text:p>-0.2608457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287" calcext:value-type="float">
            <text:p>10287</text:p>
          </table:table-cell>
          <table:table-cell office:value-type="float" office:value="-0.258009125556" calcext:value-type="float">
            <text:p>-0.2580091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3333333" calcext:value-type="float">
            <text:p>1.0833333333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10288" calcext:value-type="float">
            <text:p>10288</text:p>
          </table:table-cell>
          <table:table-cell office:value-type="float" office:value="-0.0449447585606" calcext:value-type="float">
            <text:p>-0.04494475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85714286" calcext:value-type="float">
            <text:p>1.1428571429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10289" calcext:value-type="float">
            <text:p>10289</text:p>
          </table:table-cell>
          <table:table-cell office:value-type="float" office:value="-0.0782769597712" calcext:value-type="float">
            <text:p>-0.07827695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5" calcext:value-type="float">
            <text:p>1.1875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0290" calcext:value-type="float">
            <text:p>10290</text:p>
          </table:table-cell>
          <table:table-cell office:value-type="float" office:value="-0.103763536575" calcext:value-type="float">
            <text:p>-0.10376353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0291" calcext:value-type="float">
            <text:p>10291</text:p>
          </table:table-cell>
          <table:table-cell office:value-type="float" office:value="-0.123780073129" calcext:value-type="float">
            <text:p>-0.12378007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0292" calcext:value-type="float">
            <text:p>10292</text:p>
          </table:table-cell>
          <table:table-cell office:value-type="float" office:value="-0.139865207438" calcext:value-type="float">
            <text:p>-0.13986520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7272727273" calcext:value-type="float">
            <text:p>1.272727272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0293" calcext:value-type="float">
            <text:p>10293</text:p>
          </table:table-cell>
          <table:table-cell office:value-type="float" office:value="-0.153045957595" calcext:value-type="float">
            <text:p>-0.15304595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9166666667" calcext:value-type="float">
            <text:p>1.2916666667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0294" calcext:value-type="float">
            <text:p>10294</text:p>
          </table:table-cell>
          <table:table-cell office:value-type="float" office:value="-0.164028238198" calcext:value-type="float">
            <text:p>-0.16402823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0769230769" calcext:value-type="float">
            <text:p>1.3076923077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0295" calcext:value-type="float">
            <text:p>10295</text:p>
          </table:table-cell>
          <table:table-cell office:value-type="float" office:value="-0.173310549214" calcext:value-type="float">
            <text:p>-0.17331054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2142857143" calcext:value-type="float">
            <text:p>1.321428571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296" calcext:value-type="float">
            <text:p>10296</text:p>
          </table:table-cell>
          <table:table-cell office:value-type="float" office:value="-0.122762545479" calcext:value-type="float">
            <text:p>-0.12276254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0297" calcext:value-type="float">
            <text:p>10297</text:p>
          </table:table-cell>
          <table:table-cell office:value-type="float" office:value="-0.0583493152278" calcext:value-type="float">
            <text:p>-0.05834931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3333333333" calcext:value-type="float">
            <text:p>1.3333333333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0298" calcext:value-type="float">
            <text:p>10298</text:p>
          </table:table-cell>
          <table:table-cell office:value-type="float" office:value="-0.0583493152278" calcext:value-type="float">
            <text:p>-0.05834931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0" calcext:value-type="float">
            <text:p>0</text:p>
          </table:table-cell>
          <table:table-cell office:value-type="float" office:value="8971" calcext:value-type="float">
            <text:p>8971</text:p>
          </table:table-cell>
          <table:table-cell office:value-type="float" office:value="10299" calcext:value-type="float">
            <text:p>10299</text:p>
          </table:table-cell>
          <table:table-cell office:value-type="float" office:value="-0.00278666628903" calcext:value-type="float">
            <text:p>-0.002786666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38888888889" calcext:value-type="float">
            <text:p>1.3888888889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0300" calcext:value-type="float">
            <text:p>10300</text:p>
          </table:table-cell>
          <table:table-cell office:value-type="float" office:value="-0.155175976638" calcext:value-type="float">
            <text:p>-0.15517597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0301" calcext:value-type="float">
            <text:p>10301</text:p>
          </table:table-cell>
          <table:table-cell office:value-type="float" office:value="-0.127289934477" calcext:value-type="float">
            <text:p>-0.12728993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0302" calcext:value-type="float">
            <text:p>10302</text:p>
          </table:table-cell>
          <table:table-cell office:value-type="float" office:value="-0.116780194388" calcext:value-type="float">
            <text:p>-0.11678019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0303" calcext:value-type="float">
            <text:p>10303</text:p>
          </table:table-cell>
          <table:table-cell office:value-type="float" office:value="-0.107867502348" calcext:value-type="float">
            <text:p>-0.1078675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0304" calcext:value-type="float">
            <text:p>10304</text:p>
          </table:table-cell>
          <table:table-cell office:value-type="float" office:value="-0.100214650874" calcext:value-type="float">
            <text:p>-0.10021465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0305" calcext:value-type="float">
            <text:p>10305</text:p>
          </table:table-cell>
          <table:table-cell office:value-type="float" office:value="-0.0935728649823" calcext:value-type="float">
            <text:p>-0.0935728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0306" calcext:value-type="float">
            <text:p>10306</text:p>
          </table:table-cell>
          <table:table-cell office:value-type="float" office:value="-0.087754667195" calcext:value-type="float">
            <text:p>-0.08775466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0307" calcext:value-type="float">
            <text:p>10307</text:p>
          </table:table-cell>
          <table:table-cell office:value-type="float" office:value="-0.087754667195" calcext:value-type="float">
            <text:p>-0.08775466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35294117647" calcext:value-type="float">
            <text:p>0.7352941176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308" calcext:value-type="float">
            <text:p>10308</text:p>
          </table:table-cell>
          <table:table-cell office:value-type="float" office:value="-0.0826161342951" calcext:value-type="float">
            <text:p>-0.08261613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32352941176" calcext:value-type="float">
            <text:p>1.3235294118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309" calcext:value-type="float">
            <text:p>10309</text:p>
          </table:table-cell>
          <table:table-cell office:value-type="float" office:value="-0.0826161342951" calcext:value-type="float">
            <text:p>-0.08261613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694444444444" calcext:value-type="float">
            <text:p>0.6944444444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310" calcext:value-type="float">
            <text:p>10310</text:p>
          </table:table-cell>
          <table:table-cell office:value-type="float" office:value="-0.0780449679123" calcext:value-type="float">
            <text:p>-0.07804496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311" calcext:value-type="float">
            <text:p>10311</text:p>
          </table:table-cell>
          <table:table-cell office:value-type="float" office:value="-0.0780449679123" calcext:value-type="float">
            <text:p>-0.07804496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657894736842" calcext:value-type="float">
            <text:p>0.6578947368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10312" calcext:value-type="float">
            <text:p>10312</text:p>
          </table:table-cell>
          <table:table-cell office:value-type="float" office:value="-0.0692637851894" calcext:value-type="float">
            <text:p>-0.06926378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8421052632" calcext:value-type="float">
            <text:p>1.1842105263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10313" calcext:value-type="float">
            <text:p>10313</text:p>
          </table:table-cell>
          <table:table-cell office:value-type="float" office:value="-0.0692637851894" calcext:value-type="float">
            <text:p>-0.06926378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0314" calcext:value-type="float">
            <text:p>10314</text:p>
          </table:table-cell>
          <table:table-cell office:value-type="float" office:value="-0.0590970515323" calcext:value-type="float">
            <text:p>-0.05909705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0315" calcext:value-type="float">
            <text:p>10315</text:p>
          </table:table-cell>
          <table:table-cell office:value-type="float" office:value="-0.0590970515323" calcext:value-type="float">
            <text:p>-0.05909705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10316" calcext:value-type="float">
            <text:p>10316</text:p>
          </table:table-cell>
          <table:table-cell office:value-type="float" office:value="-0.0242985226537" calcext:value-type="float">
            <text:p>-0.02429852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0317" calcext:value-type="float">
            <text:p>10317</text:p>
          </table:table-cell>
          <table:table-cell office:value-type="float" office:value="-0.141555050658" calcext:value-type="float">
            <text:p>-0.14155505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0318" calcext:value-type="float">
            <text:p>10318</text:p>
          </table:table-cell>
          <table:table-cell office:value-type="float" office:value="-0.140049004602" calcext:value-type="float">
            <text:p>-0.14004900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0319" calcext:value-type="float">
            <text:p>10319</text:p>
          </table:table-cell>
          <table:table-cell office:value-type="float" office:value="-0.139486526688" calcext:value-type="float">
            <text:p>-0.13948652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320" calcext:value-type="float">
            <text:p>10320</text:p>
          </table:table-cell>
          <table:table-cell office:value-type="float" office:value="-0.139192361367" calcext:value-type="float">
            <text:p>-0.13919236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0321" calcext:value-type="float">
            <text:p>10321</text:p>
          </table:table-cell>
          <table:table-cell office:value-type="float" office:value="-0.138410978993" calcext:value-type="float">
            <text:p>-0.1384109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re-ope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a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5T11:03:19.054055914</dc:date>
    <meta:editing-duration>PT1M41S</meta:editing-duration>
    <meta:editing-cycles>1</meta:editing-cycles>
    <meta:generator>LibreOffice/5.1.6.2$Linux_X86_64 LibreOffice_project/10m0$Build-2</meta:generator>
    <meta:document-statistic meta:table-count="1" meta:cell-count="5424" meta:object-count="0"/>
  </office:meta>
</office:document-meta>
</file>